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0ec46c" officeooo:paragraph-rsid="00109aa0"/>
    </style:style>
    <style:style style:name="P2" style:family="paragraph" style:parent-style-name="Text_20_body">
      <style:text-properties officeooo:rsid="000ec46c"/>
    </style:style>
    <style:style style:name="P3" style:family="paragraph" style:parent-style-name="Text_20_body">
      <style:text-properties officeooo:rsid="000ec46c" officeooo:paragraph-rsid="00109aa0"/>
    </style:style>
    <style:style style:name="P4" style:family="paragraph" style:parent-style-name="Standard">
      <style:text-properties officeooo:rsid="000ec46c" officeooo:paragraph-rsid="000ec46c"/>
    </style:style>
    <style:style style:name="P5" style:family="paragraph" style:parent-style-name="Heading_20_2">
      <style:paragraph-properties fo:margin-top="0in" fo:margin-bottom="0.0972in" style:contextual-spacing="false" fo:line-height="115%" fo:break-before="page"/>
      <style:text-properties officeooo:rsid="0011092d" officeooo:paragraph-rsid="00182f84"/>
    </style:style>
    <style:style style:name="P6" style:family="paragraph" style:parent-style-name="Text_20_body">
      <style:text-properties fo:font-weight="bold" officeooo:rsid="0011092d" officeooo:paragraph-rsid="00182f84" style:font-weight-asian="bold" style:font-weight-complex="bold"/>
    </style:style>
    <style:style style:name="P7" style:family="paragraph" style:parent-style-name="Horizontal_20_Line">
      <style:paragraph-properties fo:margin-top="0in" fo:margin-bottom="0.0972in" style:contextual-spacing="false" fo:line-height="115%"/>
      <style:text-properties fo:font-weight="bold" officeooo:rsid="0011092d" officeooo:paragraph-rsid="00182f84" style:font-weight-asian="bold" style:font-weight-complex="bold"/>
    </style:style>
    <style:style style:name="P8" style:family="paragraph" style:parent-style-name="Heading_20_3">
      <style:paragraph-properties fo:margin-top="0in" fo:margin-bottom="0.0972in" style:contextual-spacing="false" fo:line-height="115%"/>
      <style:text-properties officeooo:rsid="0011092d" officeooo:paragraph-rsid="00182f84"/>
    </style:style>
    <style:style style:name="P9" style:family="paragraph" style:parent-style-name="Heading_20_1">
      <style:paragraph-properties fo:margin-top="0in" fo:margin-bottom="0.0972in" style:contextual-spacing="false" fo:line-height="115%"/>
      <style:text-properties officeooo:rsid="0011092d" officeooo:paragraph-rsid="00182f84"/>
    </style:style>
    <style:style style:name="P10" style:family="paragraph" style:parent-style-name="Text_20_body">
      <style:text-properties officeooo:paragraph-rsid="00182f84"/>
    </style:style>
    <style:style style:name="P11" style:family="paragraph" style:parent-style-name="Horizontal_20_Line">
      <style:paragraph-properties fo:margin-top="0in" fo:margin-bottom="0.0972in" style:contextual-spacing="false" fo:line-height="115%"/>
      <style:text-properties fo:font-weight="bold" officeooo:rsid="0011092d" officeooo:paragraph-rsid="001c561a" style:font-weight-asian="bold" style:font-weight-complex="bold"/>
    </style:style>
    <style:style style:name="P12" style:family="paragraph" style:parent-style-name="Heading_20_3">
      <style:paragraph-properties fo:margin-top="0in" fo:margin-bottom="0.0972in" style:contextual-spacing="false" fo:line-height="115%"/>
      <style:text-properties officeooo:rsid="001c561a" officeooo:paragraph-rsid="001c561a"/>
    </style:style>
    <style:style style:name="P13" style:family="paragraph" style:parent-style-name="Text_20_body">
      <style:text-properties officeooo:rsid="0011092d" officeooo:paragraph-rsid="0025ff5a"/>
    </style:style>
    <style:style style:name="P14" style:family="paragraph" style:parent-style-name="Text_20_body">
      <style:text-properties fo:font-weight="bold" officeooo:rsid="0011092d" officeooo:paragraph-rsid="0022f16c" style:font-weight-asian="bold" style:font-weight-complex="bold"/>
    </style:style>
    <style:style style:name="P15" style:family="paragraph" style:parent-style-name="Text_20_body">
      <style:text-properties fo:font-weight="bold" officeooo:rsid="0011092d" style:font-weight-asian="bold" style:font-weight-complex="bold"/>
    </style:style>
    <style:style style:name="P16" style:family="paragraph" style:parent-style-name="Text_20_body">
      <style:paragraph-properties fo:margin-top="0in" fo:margin-bottom="0.0972in" style:contextual-spacing="false" fo:line-height="115%"/>
      <style:text-properties fo:font-weight="bold" officeooo:rsid="0011092d" officeooo:paragraph-rsid="00182f84" style:font-weight-asian="bold" style:font-weight-complex="bold"/>
    </style:style>
    <style:style style:name="P17" style:family="paragraph" style:parent-style-name="Text_20_body">
      <style:paragraph-properties fo:margin-top="0in" fo:margin-bottom="0.0972in" style:contextual-spacing="false" fo:line-height="115%"/>
      <style:text-properties fo:font-weight="bold" officeooo:rsid="0025ff5a" officeooo:paragraph-rsid="0025ff5a" style:font-weight-asian="bold" style:font-weight-complex="bold"/>
    </style:style>
    <style:style style:name="P18" style:family="paragraph" style:parent-style-name="Text_20_body">
      <style:paragraph-properties fo:margin-top="0in" fo:margin-bottom="0.0972in" style:contextual-spacing="false" fo:line-height="115%"/>
      <style:text-properties fo:font-weight="normal" officeooo:rsid="0025f6da" officeooo:paragraph-rsid="0025ff5a" style:font-weight-asian="normal" style:font-weight-complex="normal"/>
    </style:style>
    <style:style style:name="P19" style:family="paragraph" style:parent-style-name="Text_20_body">
      <style:paragraph-properties fo:margin-top="0in" fo:margin-bottom="0.0972in" style:contextual-spacing="false" fo:line-height="115%"/>
      <style:text-properties fo:font-weight="normal" officeooo:rsid="0025f6da" officeooo:paragraph-rsid="0025f6da" style:font-weight-asian="normal" style:font-weight-complex="normal"/>
    </style:style>
    <style:style style:name="P20" style:family="paragraph" style:parent-style-name="Heading_20_3">
      <style:paragraph-properties fo:margin-top="0in" fo:margin-bottom="0.0972in" style:contextual-spacing="false" fo:line-height="115%" fo:break-before="page"/>
      <style:text-properties officeooo:rsid="001c561a" officeooo:paragraph-rsid="002415f5"/>
    </style:style>
    <style:style style:name="P21" style:family="paragraph" style:parent-style-name="Text_20_body">
      <style:paragraph-properties fo:margin-top="0in" fo:margin-bottom="0.0972in" style:contextual-spacing="false" fo:line-height="115%"/>
      <style:text-properties officeooo:rsid="001dc8be" officeooo:paragraph-rsid="002415f5"/>
    </style:style>
    <style:style style:name="P22" style:family="paragraph" style:parent-style-name="Text_20_body">
      <style:paragraph-properties fo:margin-top="0in" fo:margin-bottom="0.0972in" style:contextual-spacing="false" fo:line-height="115%"/>
      <style:text-properties fo:font-weight="bold" officeooo:rsid="001c561a" officeooo:paragraph-rsid="002415f5" style:font-weight-asian="bold" style:font-weight-complex="bold"/>
    </style:style>
    <style:style style:name="P23" style:family="paragraph" style:parent-style-name="Text_20_body">
      <style:paragraph-properties fo:margin-top="0in" fo:margin-bottom="0.0972in" style:contextual-spacing="false" fo:line-height="115%"/>
      <style:text-properties officeooo:rsid="001c561a" officeooo:paragraph-rsid="002415f5"/>
    </style:style>
    <style:style style:name="P24" style:family="paragraph" style:parent-style-name="Text_20_body">
      <style:paragraph-properties fo:margin-top="0in" fo:margin-bottom="0.0972in" style:contextual-spacing="false" fo:line-height="115%"/>
      <style:text-properties fo:font-style="italic" officeooo:rsid="001c561a" officeooo:paragraph-rsid="002415f5" style:font-style-asian="italic" style:font-style-complex="italic"/>
    </style:style>
    <style:style style:name="P25" style:family="paragraph" style:parent-style-name="Heading_20_3">
      <style:text-properties fo:font-weight="normal" officeooo:rsid="00113e67" officeooo:paragraph-rsid="00113e67" style:font-weight-asian="normal" style:font-weight-complex="normal"/>
    </style:style>
    <style:style style:name="P26" style:family="paragraph" style:parent-style-name="Text_20_body">
      <style:text-properties fo:font-weight="normal" officeooo:rsid="00113e67" style:font-weight-asian="normal" style:font-weight-complex="normal"/>
    </style:style>
    <style:style style:name="P27" style:family="paragraph" style:parent-style-name="Standard">
      <style:text-properties fo:font-weight="bold" officeooo:rsid="0011092d" officeooo:paragraph-rsid="00113e67" style:font-weight-asian="bold" style:font-weight-complex="bold"/>
    </style:style>
    <style:style style:name="P28" style:family="paragraph" style:parent-style-name="Standard">
      <style:paragraph-properties fo:break-before="page"/>
      <style:text-properties fo:font-weight="bold" officeooo:rsid="0011092d" officeooo:paragraph-rsid="00113e67" style:font-weight-asian="bold" style:font-weight-complex="bold"/>
    </style:style>
    <style:style style:name="T1" style:family="text">
      <style:text-properties officeooo:rsid="0025ff5a"/>
    </style:style>
    <style:style style:name="T2" style:family="text">
      <style:text-properties fo:font-weight="normal" officeooo:rsid="00182f84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f350e" style:font-weight-asian="normal" style:font-weight-complex="normal"/>
    </style:style>
    <style:style style:name="T5" style:family="text">
      <style:text-properties fo:font-weight="normal" officeooo:rsid="0025ff5a" style:font-weight-asian="normal" style:font-weight-complex="normal"/>
    </style:style>
    <style:style style:name="T6" style:family="text">
      <style:text-properties fo:font-weight="normal" officeooo:rsid="001a9179" style:font-weight-asian="normal" style:font-weight-complex="normal"/>
    </style:style>
    <style:style style:name="T7" style:family="text">
      <style:text-properties officeooo:rsid="001f350e"/>
    </style:style>
    <style:style style:name="T8" style:family="text">
      <style:text-properties fo:font-weight="bold" officeooo:rsid="0011092d" style:font-weight-asian="bold" style:font-weight-complex="bold"/>
    </style:style>
    <style:style style:name="T9" style:family="text">
      <style:text-properties fo:font-weight="normal" officeooo:rsid="001fd157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fo:font-weight="bold" officeooo:rsid="001fd157"/>
    </style:style>
    <style:style style:name="T12" style:family="text">
      <style:text-properties officeooo:rsid="001fd157"/>
    </style:style>
    <style:style style:name="T13" style:family="text">
      <style:text-properties fo:font-style="italic" officeooo:rsid="001fd157"/>
    </style:style>
    <style:style style:name="T14" style:family="text">
      <style:text-properties officeooo:rsid="00288124"/>
    </style:style>
    <style:style style:name="T15" style:family="text">
      <style:text-properties fo:font-weight="normal" officeooo:rsid="0027f24e" style:font-weight-asian="normal" style:font-weight-complex="normal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25ff5a" style:font-style-asian="italic" style:font-weight-asian="normal" style:font-style-complex="italic" style:font-weight-complex="normal"/>
    </style:style>
    <style:style style:name="T18" style:family="text">
      <style:text-properties fo:font-style="normal" fo:font-weight="normal" officeooo:rsid="0025ff5a" style:font-style-asian="normal" style:font-weight-asian="normal" style:font-style-complex="normal" style:font-weight-complex="normal"/>
    </style:style>
    <style:style style:name="T19" style:family="text">
      <style:text-properties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Video Script</text:h>
      <text:p text:style-name="P2">If you need engineering help with parallel hardware — architecture, RTL, verification — or with the software that runs on it — I can help.</text:p>
      <text:p text:style-name="P2">Hi! I'm Eivind Liland, independent hardware and software consultant.</text:p>
      <text:p text:style-name="P2">My first job was at a ten-person startup in Norway, where we built the Mali GPU for mobile phones from scratch. In 2007, ARM acquired us — today Mali is in billions of devices.</text:p>
      <text:p text:style-name="P2">I then co-founded Swarm64, where we built FPGA-based hardware that accelerated database computation — massively parallel, deployed in the cloud. We partnered with Intel and Xilinx, and the company was acquired by ServiceNow.</text:p>
      <text:p text:style-name="P2">After that I spent some years in the space industry, writing Python software for rocket engine design. Interesting work — but AI has put parallel compute at the center of everything, and that's where my deepest expertise is.</text:p>
      <text:p text:style-name="P2">I've worked across the full stack — architecture, RTL design, verification, and software. C, C++, Python, SystemVerilog, UVM, GPU programming — shaders, compute, graphics pipelines — and optimized assembly code. That's what startup life does to you.</text:p>
      <text:p text:style-name="P2">I also advise on architecture — if you're designing a system with massively out of order parallel compute and coherent multi-level memory hierarchies, let's talk.</text:p>
      <text:p text:style-name="P2">If you're working on something in this space and need support — send me an email at <text:span text:style-name="T1">hello</text:span><text:a xlink:type="simple" xlink:href="mailto:eivind@liland.dev" text:style-name="Internet_20_link" text:visited-style-name="Visited_20_Internet_20_Link">@liland.dev</text:a>, or if you're already on the site, hit the get in touch button. I'd love to hear what you're building.</text:p>
      <text:p text:style-name="P3"/>
      <text:p text:style-name="P4"/>
      <text:h text:style-name="P5" text:outline-level="2">Website</text:h>
      <text:p text:style-name="P6"><text:span text:style-name="Strong_20_Emphasis">Layout:</text:span> Single-page, scrolling. Sections: Hero → Video → Expertise Grid → Track Record → How I Work → Contact</text:p>
      <text:p text:style-name="P7"/>
      <text:h text:style-name="P8" text:outline-level="3">Hero</text:h>
      <text:h text:style-name="P9" text:outline-level="1">Eivind Liland</text:h>
      <text:h text:style-name="P8" text:outline-level="3">Independent Hardware &amp; Software Consultant</text:h>
      <text:p text:style-name="P6">Parallel Architecture &amp; AI Compute <text:line-break/><text:span text:style-name="T2">F</text:span><text:span text:style-name="T3">rom </text:span><text:span text:style-name="T2">massively parallel algorithms to out-of-order WARP cores</text:span><text:span text:style-name="T3">.</text:span><text:span text:style-name="T4"> </text:span><text:span text:style-name="T3">AI is where </text:span><text:span text:style-name="T2">everything</text:span><text:span text:style-name="T3"> converges, </text:span><text:span text:style-name="T5">but </text:span><text:span text:style-name="T6">I </text:span><text:span text:style-name="T4">solve architectural trade-offs across</text:span><text:span text:style-name="T6"> </text:span><text:span text:style-name="T4">any</text:span><text:span text:style-name="T6"> field.</text:span></text:p>
      <text:p text:style-name="P6">🟢 <text:span text:style-name="T7">Av</text:span>ailable for projects</text:p>
      <text:p text:style-name="P7"/>
      <text:h text:style-name="P8" text:outline-level="3">Video</text:h>
      <text:p text:style-name="P6">Embedded video with thumbnail still, full width or two-thirds width.</text:p>
      <text:p text:style-name="P7"/>
      <text:h text:style-name="P8" text:outline-level="3">What I Do</text:h>
      <text:p text:style-name="P6"><text:span text:style-name="Emphasis">2×2 grid</text:span></text:p>
      <text:p text:style-name="P6"><text:span text:style-name="Strong_20_Emphasis">Parallel Architectures</text:span></text:p>
      <text:p text:style-name="P6">Compute architecture for GPUs, accelerators, and AI processors. <text:span text:style-name="T3">The core problems in modern AI hardware — memory bandwidth walls, dataflow scheduling, keeping arithmetic units fed — are problems I've been working on since before they had an AI label.</text:span></text:p>
      <text:p text:style-name="P6"><text:span text:style-name="Strong_20_Emphasis">Software Development</text:span></text:p>
      <text:p text:style-name="P10"><text:span text:style-name="T8">Performance-critical software at every level. </text:span>From bare-metal assembly and GPU shaders to scientific computing in Python. Whether the problem is wringing cycles out of constrained hardware or designing algorithms for massive scale, I bridge the gap between silicon and code.</text:p>
      <text:p text:style-name="P6"><text:span text:style-name="Strong_20_Emphasis">RTL Design</text:span></text:p>
      <text:p text:style-name="P6">Digital design in SystemVerilog. <text:span text:style-name="T3">I write RTL with verification in mind from the start. </text:span><text:span text:style-name="T9">B</text:span><text:span text:style-name="T3">uilding constrained-random testbenches alongside each module, </text:span><text:span text:style-name="T9">I</text:span><text:span text:style-name="T3"> hand over validated, reliable component</text:span><text:span text:style-name="T9">s</text:span><text:span text:style-name="T3">, not a "black box" of bugs.</text:span></text:p>
      <text:p text:style-name="P6"><text:span text:style-name="Strong_20_Emphasis">Verification</text:span></text:p>
      <text:p text:style-name="P6"><text:soft-page-break/>UVM-based verification. <text:span text:style-name="T3">From module-level constrained-random to system-level integration. If you are building custom silicon or FPGA systems and need rigorous methodology or execution, I step in at any stage of the lifecycle.</text:span></text:p>
      <text:p text:style-name="P11"/>
      <text:h text:style-name="P12" text:outline-level="3">Where I’ve Been</text:h>
      <text:p text:style-name="P13"><text:span text:style-name="Strong_20_Emphasis"><text:span text:style-name="T10">ARM Mali GPU:</text:span></text:span><text:span text:style-name="Strong_20_Emphasis"><text:span text:style-name="T3"> Early employee at Falanx Microsystems, a GPU startup in Norway. Following the 2007 acquisition by ARM, our Mali GPU </text:span></text:span><text:span text:style-name="Strong_20_Emphasis"><text:span text:style-name="T5">series </text:span></text:span><text:span text:style-name="Strong_20_Emphasis"><text:span text:style-name="T3">went on to power billions of mobile devices.</text:span></text:span></text:p>
      <text:p text:style-name="P13"><text:span text:style-name="T11">Swarm64 (Co-founder):</text:span><text:span text:style-name="T12"> Built FPGA-based hardware to accelerate database computation. We delivered massively parallel performance in the cloud via partnerships with Intel and Xilinx. </text:span><text:span text:style-name="T13">(Acquired by ServiceNow).</text:span></text:p>
      <text:p text:style-name="P13"><text:span text:style-name="T11">Orbital Machines (Founder):</text:span><text:span text:style-name="T12"> </text:span><text:span text:style-name="T14">New</text:span><text:span text:style-name="Strong_20_Emphasis"><text:span text:style-name="T15">S</text:span></text:span><text:span text:style-name="Strong_20_Emphasis"><text:span text:style-name="T3">pace startup that </text:span></text:span><text:span text:style-name="Strong_20_Emphasis"><text:span text:style-name="T9">worked on</text:span></text:span><text:span text:style-name="Strong_20_Emphasis"><text:span text:style-name="T3"> a number of space vehicles. </text:span></text:span><text:span text:style-name="Strong_20_Emphasis"><text:span text:style-name="T9">Wrote Python code </text:span></text:span><text:span text:style-name="Strong_20_Emphasis"><text:span text:style-name="T3">for designing and optimizing 3D propellant pump geometries for rocket engines. </text:span></text:span><text:span text:style-name="Strong_20_Emphasis"><text:span text:style-name="T9">(Defunct)</text:span></text:span></text:p>
      <text:p text:style-name="P7"/>
      <text:h text:style-name="P8" text:outline-level="3">How I Work</text:h>
      <text:p text:style-name="P6">Location: <text:span text:style-name="T16">On-site in Berlin</text:span><text:span text:style-name="T3">,</text:span><text:span text:style-name="T16"> </text:span><text:span text:style-name="T17">a</text:span><text:span text:style-name="T16">vailable for remote work worldwide.</text:span></text:p>
      <text:p text:style-name="P14"><text:span text:style-name="T1">Philosophy: </text:span><text:span text:style-name="T16">No black boxes. </text:span><text:span text:style-name="T18">D</text:span><text:span text:style-name="T3">ocumented, validated designs with transparency into trade-offs made. I don’t leave behind technical debt for your permanent staff to solve later.</text:span></text:p>
      <text:p text:style-name="P15">Let’s talk:<text:span text:style-name="T3"> If you’re pushing a performance limit or navigating complex architectural trade-offs, I’d love to hear what you’re building.</text:span></text:p>
      <text:p text:style-name="P15"><text:a xlink:type="simple" xlink:href="mailto:hello@liland.dev" office:target-frame-name="_blank" xlink:show="new" text:style-name="Internet_20_link" text:visited-style-name="Visited_20_Internet_20_Link">hello@liland.dev</text:a> | [Start a conversation]</text:p>
      <text:p text:style-name="P6"><text:span text:style-name="Emphasis"/></text:p>
      <text:p text:style-name="P16"/>
      <text:p text:style-name="P16"/>
      <text:p text:style-name="P17">Design prototype:</text:p>
      <text:p text:style-name="P18"><text:a xlink:type="simple" xlink:href="https://v0.app/chat/code-snippet-analysis-vLBVAn002wi?ref=73IYD8" text:style-name="Internet_20_link" text:visited-style-name="Visited_20_Internet_20_Link">https://v0.app/chat/code-snippet-analysis-vLBVAn002wi?ref=73IYD8</text:a></text:p>
      <text:p text:style-name="P19"><text:a xlink:type="simple" xlink:href="https://v0.app/chat/code-snippet-analysis-vLBVAn002wi" text:style-name="Internet_20_link" text:visited-style-name="Visited_20_Internet_20_Link">https://v0.app/chat/code-snippet-analysis-vLBVAn002wi</text:a></text:p>
      <text:p text:style-name="P19"/>
      <text:h text:style-name="P20" text:outline-level="3">Things I’ve Built</text:h>
      <text:p text:style-name="P21">Grid with 2 width:</text:p>
      <text:p text:style-name="P22">GPU Architecture</text:p>
      <text:p text:style-name="P23">Designed out-of-order WARP scheduling logic for a mobile GPU core</text:p>
      <text:p text:style-name="P23">Built custom memory hierarchy for bandwidth-constrained AI accelerator</text:p>
      <text:p text:style-name="P23">Prototyped novel register file design reducing area by 30%</text:p>
      <text:p text:style-name="P23"/>
      <text:p text:style-name="P22">RTL &amp; Silicon</text:p>
      <text:p text:style-name="P23">Full RTL implementation of a RISC-V vector extension subset</text:p>
      <text:p text:style-name="P23">UVM testbench infrastructure for multi-million gate SoC</text:p>
      <text:p text:style-name="P23">FPGA prototype of custom matrix multiply unit</text:p>
      <text:p text:style-name="P23"/>
      <text:p text:style-name="P22">Software &amp; Algorithms</text:p>
      <text:p text:style-name="P23">GPU-accelerated computational fluid dynamics solver</text:p>
      <text:p text:style-name="P23">Custom shader compiler backend for proprietary GPU ISA</text:p>
      <text:p text:style-name="P23">Real-time signal processing pipeline on embedded DSP</text:p>
      <text:p text:style-name="P23"/>
      <text:p text:style-name="P22">Systems &amp; Integration</text:p>
      <text:p text:style-name="P23">End-to-end verification environment for PCIe Gen4 controller</text:p>
      <text:p text:style-name="P23">Driver stack for custom AI inference accelerator</text:p>
      <text:p text:style-name="P23">Performance modeling framework for early-stage architecture exploration</text:p>
      <text:p text:style-name="P23"/>
      <text:p text:style-name="P24">These are placeholders — replace with your actual projects and accomplishments.</text:p>
      <text:h text:style-name="P25" text:outline-level="3">A quick note on the "Things I've Built" section:</text:h>
      <text:p text:style-name="P26">Since those are placeholders, make sure when you swap them in, you maintain that same Problem → Solution or Action → Result format.</text:p>
      <text:p text:style-name="P26">For example, instead of just saying "Worked on a RISC-V core," say <text:span text:style-name="T19">"Implemented RISC-V vector extensions, achieving X% throughput increase on [specific workload]."</text:span> That specificity is what will turn a "maybe" into a "must hire" for a VP of Engineering.</text:p>
      <text:p text:style-name="P27"/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6T14:13:35.597284181</meta:creation-date>
    <meta:generator>LibreOffice/25.8.6.2$Linux_X86_64 LibreOffice_project/580$Build-2</meta:generator>
    <dc:date>2026-04-10T21:01:00.327883979</dc:date>
    <meta:editing-duration>PT1H43M9S</meta:editing-duration>
    <meta:editing-cycles>16</meta:editing-cycles>
    <meta:document-statistic meta:table-count="0" meta:image-count="0" meta:object-count="0" meta:page-count="5" meta:paragraph-count="62" meta:word-count="797" meta:character-count="5425" meta:non-whitespace-character-count="4675"/>
  </office:meta>
</office:document-meta>
</file>